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8032" officeooo:paragraph-rsid="000c8032"/>
    </style:style>
    <style:style style:name="P2" style:family="paragraph" style:parent-style-name="Standard" style:list-style-name="L1">
      <style:text-properties officeooo:rsid="000c8032" officeooo:paragraph-rsid="000f600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c8032" officeooo:paragraph-rsid="000f6004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c8032" officeooo:paragraph-rsid="000db03e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0c8032" officeooo:paragraph-rsid="000f6004"/>
    </style:style>
    <style:style style:name="P6" style:family="paragraph" style:parent-style-name="Standard" style:list-style-name="L2">
      <style:text-properties officeooo:rsid="000c8032" officeooo:paragraph-rsid="000db03e"/>
    </style:style>
    <style:style style:name="P7" style:family="paragraph" style:parent-style-name="Standard" style:list-style-name="L4">
      <style:text-properties officeooo:rsid="000c8032" officeooo:paragraph-rsid="000f6004"/>
    </style:style>
    <style:style style:name="P8" style:family="paragraph" style:parent-style-name="Standard" style:list-style-name="L1">
      <style:text-properties officeooo:rsid="000da4a4" officeooo:paragraph-rsid="000da4a4"/>
    </style:style>
    <style:style style:name="P9" style:family="paragraph" style:parent-style-name="Standard" style:list-style-name="L2">
      <style:text-properties officeooo:rsid="000da4a4" officeooo:paragraph-rsid="000db03e"/>
    </style:style>
    <style:style style:name="P10" style:family="paragraph" style:parent-style-name="Standard" style:list-style-name="L4">
      <style:text-properties officeooo:rsid="000da4a4" officeooo:paragraph-rsid="000f6004"/>
    </style:style>
    <style:style style:name="P11" style:family="paragraph" style:parent-style-name="Standard" style:list-style-name="L2">
      <style:text-properties officeooo:paragraph-rsid="000db03e"/>
    </style:style>
    <style:style style:name="P12" style:family="paragraph" style:parent-style-name="Standard" style:list-style-name="L4">
      <style:text-properties officeooo:paragraph-rsid="000c8032"/>
    </style:style>
    <style:style style:name="P13" style:family="paragraph" style:parent-style-name="Standard" style:list-style-name="L4">
      <style:text-properties officeooo:paragraph-rsid="000f6004"/>
    </style:style>
    <style:style style:name="T1" style:family="text">
      <style:text-properties officeooo:rsid="000c8032"/>
    </style:style>
    <style:style style:name="T2" style:family="text">
      <style:text-properties officeooo:rsid="000da4a4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da4a4"/>
    </style:style>
    <style:style style:name="T5" style:family="text">
      <style:text-properties officeooo:rsid="000db03e"/>
    </style:style>
    <style:style style:name="T6" style:family="text">
      <style:text-properties officeooo:rsid="000f60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11154603292311889" text:style-name="L4">
        <text:list-item>
          <text:p text:style-name="P12"><text:span text:style-name="T1">Pilot Test 1</text:span></text:p>
        </text:list-item>
      </text:list>
      <text:list xml:id="list8263143516877363663" text:style-name="L2">
        <text:list-item>
          <text:p text:style-name="P9">Date: Wednesday, 3<text:span text:style-name="T3">rd</text:span> of May 2017, <text:span text:style-name="T5">09.00</text:span>.</text:p>
        </text:list-item>
        <text:list-item>
          <text:p text:style-name="P11"><text:span text:style-name="T1">Name: Mikael Kristyawicaksono</text:span></text:p>
        </text:list-item>
      </text:list>
      <text:list xml:id="list1816064404640439634" text:style-name="L2">
        <text:list-item>
          <text:p text:style-name="P6">Background: <text:span text:style-name="T5">Creative Technology</text:span></text:p>
        </text:list-item>
        <text:list-item>
          <text:p text:style-name="P6">Topics Level:</text:p>
          <text:list>
            <text:list-item>
              <text:p text:style-name="P6">Back-end Web Administrator: <text:span text:style-name="T5">3</text:span></text:p>
            </text:list-item>
            <text:list-item>
              <text:p text:style-name="P6">Python: <text:span text:style-name="T5">3</text:span></text:p>
            </text:list-item>
            <text:list-item>
              <text:p text:style-name="P6">Raspberry PI: <text:span text:style-name="T5">3</text:span></text:p>
            </text:list-item>
            <text:list-item>
              <text:p text:style-name="P6">System Administrator: <text:span text:style-name="T5">2</text:span></text:p>
            </text:list-item>
          </text:list>
        </text:list-item>
        <text:list-item>
          <text:p text:style-name="P6">Tests (without OpenCV):</text:p>
          <text:list>
            <text:list-item>
              <text:p text:style-name="P6">Raspbian Jessie Setup with Raspberry PI 3B</text:p>
              <text:list>
                <text:list-item>
                  <text:p text:style-name="P6">Command-level Instruction: 8 minutes <text:span text:style-name="T5">11</text:span> seconds</text:p>
                </text:list-item>
                <text:list-item>
                  <text:p text:style-name="P4">Software-level Instruction: <text:span text:style-name="T5">10</text:span> minutes <text:span text:style-name="T5">10</text:span> seconds</text:p>
                </text:list-item>
              </text:list>
            </text:list-item>
            <text:list-item>
              <text:p text:style-name="P6">Ubuntu 16.04 LTS Server Setup</text:p>
              <text:list>
                <text:list-item>
                  <text:p text:style-name="P6">Command-level Instruction: <text:span text:style-name="T5">~</text:span>5<text:span text:style-name="T5">0</text:span> seconds.</text:p>
                </text:list-item>
                <text:list-item>
                  <text:p text:style-name="P6">Software-level Instruction: <text:span text:style-name="T5">1</text:span> minutes <text:span text:style-name="T5">~ seconds</text:span>.</text:p>
                </text:list-item>
              </text:list>
            </text:list-item>
            <text:list-item>
              <text:p text:style-name="P6">Ubuntu 16.04 LTS Setup</text:p>
              <text:list>
                <text:list-item>
                  <text:p text:style-name="P6">Command-level Instruction: 4 minutes 3 seconds.</text:p>
                </text:list-item>
                <text:list-item>
                  <text:p text:style-name="P6">Software-level Instruction*: <text:span text:style-name="T5">5 minutes 10 seconds.</text:span></text:p>
                </text:list-item>
              </text:list>
            </text:list-item>
          </text:list>
        </text:list-item>
      </text:list>
      <text:list xml:id="list143404711821072" text:continue-list="list9211154603292311889" text:style-name="L4">
        <text:list-item>
          <text:p text:style-name="P7">Pilot Test <text:span text:style-name="T6">2</text:span></text:p>
          <text:list>
            <text:list-item>
              <text:p text:style-name="P13"><text:span text:style-name="T6">Date: Wednesday, 3</text:span><text:span text:style-name="T4">rd</text:span><text:span text:style-name="T2"> of May 2017, 18.15 – 20.00.</text:span></text:p>
            </text:list-item>
            <text:list-item>
              <text:p text:style-name="P13"><text:span text:style-name="T2">Name: Erlangga Ibrahim</text:span></text:p>
            </text:list-item>
            <text:list-item>
              <text:p text:style-name="P13"><text:span text:style-name="T2">Background: Electrical Engineering</text:span></text:p>
            </text:list-item>
            <text:list-item>
              <text:p text:style-name="P13"><text:span text:style-name="T2">Topics Level:</text:span></text:p>
              <text:list>
                <text:list-item>
                  <text:p text:style-name="P13"><text:span text:style-name="T2">Back-end Web Administrator: 2</text:span></text:p>
                </text:list-item>
                <text:list-item>
                  <text:p text:style-name="P13"><text:span text:style-name="T2">Python: 3</text:span></text:p>
                </text:list-item>
                <text:list-item>
                  <text:p text:style-name="P13"><text:span text:style-name="T2">Raspberry PI: 2</text:span></text:p>
                </text:list-item>
                <text:list-item>
                  <text:p text:style-name="P13"><text:span text:style-name="T2">System Administrator: 4</text:span></text:p>
                </text:list-item>
              </text:list>
            </text:list-item>
            <text:list-item>
              <text:p text:style-name="P13"><text:span text:style-name="T2">Tests (without OpenCV):</text:span></text:p>
              <text:list>
                <text:list-item>
                  <text:p text:style-name="P13"><text:span text:style-name="T2">Raspbian Jessie Setup with Raspberry PI 3B</text:span></text:p>
                  <text:list>
                    <text:list-item>
                      <text:p text:style-name="P7">Command-level Instruction: 8 minutes 21 seconds</text:p>
                    </text:list-item>
                    <text:list-item>
                      <text:p text:style-name="P5">Software-level Instruction: 14 minutes 13 seconds</text:p>
                    </text:list-item>
                  </text:list>
                </text:list-item>
                <text:list-item>
                  <text:p text:style-name="P5">Ubuntu 16.04 LTS Server Setup</text:p>
                  <text:list>
                    <text:list-item>
                      <text:p text:style-name="P7">Command-level Instruction: 56 seconds.</text:p>
                    </text:list-item>
                    <text:list-item>
                      <text:p text:style-name="P7">Software-level Instruction: 3 minutes.</text:p>
                    </text:list-item>
                  </text:list>
                </text:list-item>
                <text:list-item>
                  <text:p text:style-name="P7">Ubuntu 16.04 LTS Setup</text:p>
                  <text:list>
                    <text:list-item>
                      <text:p text:style-name="P7">Command-level Instruction: <text:span text:style-name="T5">5</text:span> minutes <text:span text:style-name="T5">1</text:span> seconds.</text:p>
                    </text:list-item>
                    <text:list-item>
                      <text:p text:style-name="P7">Software-level Instruction*: <text:span text:style-name="T2">8</text:span> minutes ~ seconds. <text:span text:style-name="T2">There were mistakes in the manual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2">Remarks</text:span></text:p>
          <text:list>
            <text:list-item>
              <text:p text:style-name="P10">Add `grep` for every command with adding lines in command-level instruction.</text:p>
            </text:list-item>
            <text:list-item>
              <text:p text:style-name="P10">Make title clean, do not put codes there. Simple verb-noun relation I think would do the job.</text:p>
            </text:list-item>
            <text:list-item>
              <text:p text:style-name="P10">What goes to software-level instruction if a dedicated interface opened aside from the terminal itself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55:54.571889063</meta:creation-date>
    <dc:date>2017-05-04T14:34:04.470395557</dc:date>
    <meta:editing-duration>PT6M14S</meta:editing-duration>
    <meta:editing-cycles>1</meta:editing-cycles>
    <meta:document-statistic meta:table-count="0" meta:image-count="0" meta:object-count="0" meta:page-count="1" meta:paragraph-count="42" meta:word-count="257" meta:character-count="1584" meta:non-whitespace-character-count="1410"/>
    <meta:generator>LibreOffice/5.1.6.2$Linux_X86_64 LibreOffice_project/10m0$Build-2</meta:generator>
  </office:meta>
</office:document-meta>
</file>